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11.9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ISO 1911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STAC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6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Autheni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2.2cm">
          <text:p text:style-name="P1"><text:span text:style-name="T1">Geonovum</text:span></text:p>
          <text:p text:style-name="P1"><text:span text:style-name="T1">OGC API</text:span></text:p>
          <text:p text:style-name="P1"><text:span text:style-name="T1">Tes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cm" svg:height="1.6cm" svg:x="10.9cm" svg:y="2.2cm">
          <text:p text:style-name="P1"><text:span text:style-name="T1">3DGI CityJSON </text:span></text:p>
          <text:p text:style-name="P1"><text:span text:style-name="T1">and JSON-FG </text:span></text:p>
          <text:p text:style-name="P1"><text:span text:style-name="T1">Vie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6cm" svg:y="2.2cm">
          <text:p text:style-name="P1"><text:span text:style-name="T1">gle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8cm" svg:y="2.2cm">
          <text:p text:style-name="P1"><text:span text:style-name="T1">STAC </text:span></text:p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.4cm" svg:y="2.2cm">
          <text:p text:style-name="P1"><text:span text:style-name="T1">GeM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4.6cm" svg:y="2.2cm">
          <text:p text:style-name="P1"><text:span text:style-name="T1">MiraMon</text:span></text:p>
          <text:p text:style-name="P1"><text:span text:style-name="T1">Metadata</text:span></text:p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09-29T22:36:50.345787774</dc:date>
    <meta:editing-duration>PT2H6M28S</meta:editing-duration>
    <meta:editing-cycles>113</meta:editing-cycles>
    <meta:document-statistic meta:object-count="52"/>
  </office:meta>
</office:document-meta>
</file>